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11e2bd" officeooo:paragraph-rsid="0011e2bd"/>
    </style:style>
    <style:style style:name="P2" style:family="paragraph" style:parent-style-name="Heading_20_1">
      <style:paragraph-properties fo:break-before="page"/>
      <style:text-properties officeooo:paragraph-rsid="00129551"/>
    </style:style>
    <style:style style:name="P3" style:family="paragraph" style:parent-style-name="Heading_20_1" style:list-style-name="">
      <style:text-properties officeooo:paragraph-rsid="00129551"/>
    </style:style>
    <style:style style:name="P4" style:family="paragraph" style:parent-style-name="Heading_20_1">
      <style:paragraph-properties fo:break-before="page"/>
      <style:text-properties officeooo:paragraph-rsid="00131088"/>
    </style:style>
    <style:style style:name="P5" style:family="paragraph" style:parent-style-name="Heading_20_2">
      <style:text-properties officeooo:rsid="0011e2bd" officeooo:paragraph-rsid="0011e2bd"/>
    </style:style>
    <style:style style:name="P6" style:family="paragraph" style:parent-style-name="Text_20_body">
      <style:text-properties officeooo:rsid="0011e2bd" officeooo:paragraph-rsid="0011e2bd"/>
    </style:style>
    <style:style style:name="P7" style:family="paragraph" style:parent-style-name="Text_20_body">
      <style:text-properties officeooo:rsid="00131088" officeooo:paragraph-rsid="00131088"/>
    </style:style>
    <style:style style:name="P8" style:family="paragraph" style:parent-style-name="Title">
      <style:text-properties officeooo:paragraph-rsid="0011e2bd"/>
    </style:style>
    <style:style style:name="T1" style:family="text">
      <style:text-properties officeooo:rsid="0011e2bd"/>
    </style:style>
    <style:style style:name="T2" style:family="text">
      <style:text-properties style:text-underline-style="none"/>
    </style:style>
    <style:style style:name="T3" style:family="text">
      <style:text-properties style:text-underline-style="none" officeooo:rsid="00129551"/>
    </style:style>
    <style:style style:name="T4" style:family="text">
      <style:text-properties style:text-underline-style="none" officeooo:rsid="001310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ráctica 1b: BL Aprendizaje de Pesos en Características </text:p>
      <text:h text:style-name="Heading_20_1" text:outline-level="1"><text:span text:style-name="T1">2022-2023 </text:span></text:h>
      <text:h text:style-name="P1" text:outline-level="1">1NN, Busqueda Local, RELIEF <text:s/></text:h>
      <text:h text:style-name="P5" text:outline-level="2">Cristina Sánchez Justicia </text:h>
      <text:p text:style-name="P6">77689772G </text:p>
      <text:p text:style-name="P6"><text:a xlink:type="simple" xlink:href="mailto:cristinasj@correo.ugr.es" text:style-name="Internet_20_link" text:visited-style-name="Visited_20_Internet_20_Link">cristinasj@correo.ugr.es</text:a></text:p>
      <text:p text:style-name="P6">Subgrupo 1: prácticas los lunes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 text:outline-level="1"><text:span text:style-name="T3">Índice</text:span></text:h>
      <text:h text:style-name="P3" text:outline-level="1"><text:span text:style-name="T3"/></text:h>
      <text:h text:style-name="P4" text:outline-level="1"><text:span text:style-name="T4">Descripción del problema </text:span></text:h>
      <text:p text:style-name="P7"><text:span text:style-name="T4">L</text:span><text:span text:style-name="T2">os problemas de clasificación son un clásico de la Inteligencia Artificial y, más específicamente, el Aprendizaje Automático. Los elementos con los que se trabajan en un problema de clasificación son un conjunto de datos, que pueden ser imágenes, audios, textos… Los cuales son fáciles de distinguir por un humano. Por ejemplo, un humano podría distinguir entre una imagen de un árbol y una imagen de una flor. El objetivo es conseguir de cualquier forma que un ordenador pueda clasificar de la misma forma, si no mejor, que un humano. <text:s/></text:span></text:p>
      <text:p text:style-name="P7"><text:span text:style-name="T2">El Aprendizaje de Pesos en Características es una variación del problema de clasificación en el que en nuestro conjunto de datos, por cada elemento tenemos un vector de características que lo definen. Este problema se puede solucionar <text:s text:c="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1T15:04:19.440000000</meta:creation-date>
    <dc:date>2023-03-21T15:18:57.756000000</dc:date>
    <meta:editing-duration>PT14M37S</meta:editing-duration>
    <meta:editing-cycles>3</meta:editing-cycles>
    <meta:generator>LibreOffice/7.5.1.2$Windows_X86_64 LibreOffice_project/fcbaee479e84c6cd81291587d2ee68cba099e129</meta:generator>
    <meta:document-statistic meta:table-count="0" meta:image-count="0" meta:object-count="0" meta:page-count="3" meta:paragraph-count="11" meta:word-count="153" meta:character-count="993" meta:non-whitespace-character-count="838"/>
  </office:meta>
</office:document-meta>
</file>